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c5201" draw:fill="solid" draw:fill-color="#eae6f4" draw:textarea-horizontal-align="justify" draw:textarea-vertical-align="middle" draw:auto-grow-height="false" fo:min-height="12.822cm" fo:min-width="6.949cm"/>
    </style:style>
    <style:style style:name="gr2" style:family="graphic" style:parent-style-name="standard">
      <style:graphic-properties draw:stroke="solid" svg:stroke-color="#0c5201" draw:fill="solid" draw:fill-color="#18a303" draw:textarea-horizontal-align="justify" draw:textarea-vertical-align="middle" draw:auto-grow-height="false" fo:min-height="1.294cm" fo:min-width="1.025cm" fo:wrap-option="wrap">
        <loext:fill-complex-color loext:theme-type="accent1" loext:color-type="theme"/>
      </style:graphic-properties>
    </style:style>
    <style:style style:name="gr3" style:family="graphic" style:parent-style-name="standard">
      <style:graphic-properties draw:stroke="solid" svg:stroke-color="#0c5201" draw:fill="solid" draw:fill-color="#6aa84f" draw:textarea-horizontal-align="justify" draw:textarea-vertical-align="middle" draw:auto-grow-height="false" fo:min-height="1.995cm" fo:min-width="14.393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color="#0c5201" draw:fill="solid" draw:fill-color="#e69138" draw:textarea-horizontal-align="justify" draw:textarea-vertical-align="middle" draw:auto-grow-height="false" fo:min-height="0.819cm" fo:min-width="0.746cm"/>
    </style:style>
    <style:style style:name="gr5" style:family="graphic" style:parent-style-name="standard">
      <style:graphic-properties draw:stroke="none" draw:fill="none" draw:fill-color="#ffffff" fo:min-height="0.993cm"/>
      <style:paragraph-properties style:writing-mode="lr-tb"/>
    </style:style>
    <style:style style:name="gr6" style:family="graphic" style:parent-style-name="standard">
      <style:graphic-properties draw:stroke="solid" svg:stroke-color="#0c5201" draw:fill="solid" draw:fill-color="#8e7cc3" draw:textarea-horizontal-align="justify" draw:textarea-vertical-align="middle" draw:auto-grow-height="false" fo:min-height="1.669cm" fo:min-width="2.496cm"/>
    </style:style>
    <style:style style:name="gr7" style:family="graphic" style:parent-style-name="standard">
      <style:graphic-properties draw:stroke="solid" svg:stroke-color="#0c5201" draw:fill="solid" draw:fill-color="#8e7cc3" draw:textarea-horizontal-align="justify" draw:textarea-vertical-align="middle" draw:auto-grow-height="false" fo:min-height="1.796cm" fo:min-width="2.808cm"/>
    </style:style>
    <style:style style:name="gr8" style:family="graphic" style:parent-style-name="standard">
      <style:graphic-properties draw:stroke="none" draw:fill="none" draw:fill-color="#ffffff" fo:min-height="1.854cm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1.616cm"/>
      <style:paragraph-properties style:writing-mode="lr-tb"/>
    </style:style>
    <style:style style:name="gr10" style:family="graphic" style:parent-style-name="standard">
      <style:graphic-properties draw:stroke="solid" svg:stroke-color="#0c5201" draw:fill="solid" draw:fill-color="#18a303" draw:textarea-horizontal-align="justify" draw:textarea-vertical-align="middle" draw:auto-grow-height="false" fo:min-height="0.405cm" fo:min-width="0.491cm">
        <loext:fill-complex-color loext:theme-type="accent1" loext:color-type="theme"/>
      </style:graphic-properties>
    </style:style>
    <style:style style:name="gr11" style:family="graphic" style:parent-style-name="standard">
      <style:graphic-properties draw:stroke="none" draw:fill="none" draw:fill-color="#ffffff" fo:min-height="0.849cm"/>
      <style:paragraph-properties style:writing-mode="lr-tb"/>
    </style:style>
    <style:style style:name="gr12" style:family="graphic" style:parent-style-name="standard">
      <style:graphic-properties draw:stroke="solid" svg:stroke-color="#0c5201" draw:fill="solid" draw:fill-color="#c27ba0" draw:textarea-horizontal-align="justify" draw:textarea-vertical-align="middle" draw:auto-grow-height="false" fo:min-height="2.452cm" fo:min-width="5.082cm"/>
    </style:style>
    <style:style style:name="gr13" style:family="graphic" style:parent-style-name="standard">
      <style:graphic-properties draw:stroke="none" draw:fill="none" draw:fill-color="#ffffff" fo:min-height="1.776cm"/>
      <style:paragraph-properties style:writing-mode="lr-tb"/>
    </style:style>
    <style:style style:name="gr14" style:family="graphic" style:parent-style-name="standard">
      <style:graphic-properties draw:stroke="solid" svg:stroke-color="#0c5201" draw:fill="solid" draw:fill-color="#8e7cc3" draw:textarea-horizontal-align="justify" draw:textarea-vertical-align="middle" draw:auto-grow-height="false" fo:min-height="2.629cm" fo:min-width="3.622cm" fo:wrap-option="wrap"/>
    </style:style>
    <style:style style:name="gr15" style:family="graphic" style:parent-style-name="standard">
      <style:graphic-properties draw:stroke="none" draw:fill="none" draw:fill-color="#ffffff" fo:min-height="1.918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848cm"/>
      <style:paragraph-properties style:writing-mode="lr-tb"/>
    </style:style>
    <style:style style:name="gr17" style:family="graphic" style:parent-style-name="standard">
      <style:graphic-properties draw:stroke="solid" svg:stroke-color="#0c5201" draw:fill="solid" draw:fill-color="#8e7cc3" draw:textarea-horizontal-align="justify" draw:textarea-vertical-align="middle" draw:auto-grow-height="false" fo:min-height="2.537cm" fo:min-width="2.63cm" fo:wrap-option="wrap"/>
    </style:style>
    <style:style style:name="gr18" style:family="graphic" style:parent-style-name="standard">
      <style:graphic-properties draw:stroke="none" draw:fill="none" draw:fill-color="#ffffff" fo:min-height="1.819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draw:fill="none" draw:fill-color="#ffffff" fo:min-height="2.507cm"/>
      <style:paragraph-properties style:writing-mode="lr-tb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gr22" style:family="graphic" style:parent-style-name="standard">
      <style:graphic-properties draw:stroke="none" draw:fill="none" draw:fill-color="#ffffff" fo:min-height="2.443cm"/>
      <style:paragraph-properties style:writing-mode="lr-tb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standard">
      <style:graphic-properties draw:stroke="none" draw:fill="none" draw:fill-color="#ffffff" fo:min-height="3.835cm"/>
      <style:paragraph-properties style:writing-mode="lr-tb"/>
    </style:style>
    <style:style style:name="gr25" style:family="graphic" style:parent-style-name="objectwithoutfill">
      <style:graphic-properties draw:marker-end="Arrowheads_20_6" draw:marker-end-width="0.3cm" draw:fill="none" draw:textarea-vertical-align="middle"/>
    </style:style>
    <style:style style:name="gr26" style:family="graphic" style:parent-style-name="standard">
      <style:graphic-properties draw:stroke="solid" svg:stroke-color="#0c5201" draw:fill="solid" draw:fill-color="#6fa8dc" draw:textarea-horizontal-align="justify" draw:textarea-vertical-align="middle" draw:auto-grow-height="false" fo:min-height="1.37cm" fo:min-width="5.618cm" fo:wrap-option="wrap"/>
    </style:style>
    <style:style style:name="gr27" style:family="graphic" style:parent-style-name="standard">
      <style:graphic-properties draw:stroke="none" draw:fill="none" draw:fill-color="#ffffff" fo:min-height="0.842cm"/>
      <style:paragraph-properties style:writing-mode="lr-tb"/>
    </style:style>
    <style:style style:name="gr28" style:family="graphic" style:parent-style-name="standard">
      <style:graphic-properties draw:stroke="solid" svg:stroke-color="#0c5201" draw:fill="solid" draw:fill-color="#6fa8dc" draw:textarea-horizontal-align="justify" draw:textarea-vertical-align="middle" draw:auto-grow-height="false" fo:min-height="1.422cm" fo:min-width="5.591cm" fo:wrap-option="wrap"/>
    </style:style>
    <style:style style:name="gr29" style:family="graphic" style:parent-style-name="standard">
      <style:graphic-properties draw:stroke="none" draw:fill="none" draw:fill-color="#ffffff" fo:min-height="1.478cm"/>
      <style:paragraph-properties style:writing-mode="lr-tb"/>
    </style:style>
    <style:style style:name="gr30" style:family="graphic" style:parent-style-name="standard">
      <style:graphic-properties draw:stroke="solid" svg:stroke-color="#0c5201" draw:fill="solid" draw:fill-color="#6fa8dc" draw:textarea-horizontal-align="justify" draw:textarea-vertical-align="middle" draw:auto-grow-height="false" fo:min-height="1.342cm" fo:min-width="6.188cm"/>
    </style:style>
    <style:style style:name="gr31" style:family="graphic" style:parent-style-name="standard">
      <style:graphic-properties draw:stroke="none" draw:fill="none" draw:fill-color="#ffffff" fo:min-height="1.994cm"/>
      <style:paragraph-properties style:writing-mode="lr-tb"/>
    </style:style>
    <style:style style:name="gr32" style:family="graphic" style:parent-style-name="objectwithoutfill">
      <style:graphic-properties draw:marker-end="Arrowheads_20_8" draw:marker-end-width="0.3cm" draw:fill="none" draw:textarea-vertical-align="middle"/>
    </style:style>
    <style:style style:name="gr33" style:family="graphic" style:parent-style-name="objectwithoutfill">
      <style:graphic-properties draw:marker-end="Arrowheads_20_9" draw:marker-end-width="0.3cm" draw:fill="none" draw:textarea-vertical-align="middle"/>
    </style:style>
    <style:style style:name="gr34" style:family="graphic" style:parent-style-name="standard">
      <style:graphic-properties draw:stroke="none" draw:fill="none" draw:fill-color="#ffffff" fo:min-height="0.986cm"/>
      <style:paragraph-properties style:writing-mode="lr-tb"/>
    </style:style>
    <style:style style:name="P1" style:family="paragraph">
      <loext:graphic-properties draw:fill="solid" draw:fill-color="#eae6f4"/>
      <style:paragraph-properties fo:text-align="center"/>
    </style:style>
    <style:style style:name="P2" style:family="paragraph">
      <loext:graphic-properties draw:fill="solid" draw:fill-color="#18a303"/>
      <style:paragraph-properties fo:text-align="center"/>
    </style:style>
    <style:style style:name="P3" style:family="paragraph">
      <loext:graphic-properties draw:fill="solid" draw:fill-color="#6aa84f"/>
      <style:paragraph-properties fo:text-align="center" style:writing-mode="lr-tb"/>
    </style:style>
    <style:style style:name="P4" style:family="paragraph">
      <loext:graphic-properties draw:fill="solid" draw:fill-color="#e69138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 draw:fill-color="#8e7cc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c27ba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6fa8dc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3.878cm" svg:x="9.79cm" svg:y="6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157cm" svg:height="2.182cm" svg:x="12.595cm" svg:y="17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5.135cm" svg:height="2.487cm" svg:x="2.519cm" svg:y="1.3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46cm" svg:height="1.069cm" svg:x="3.246cm" svg:y="1.95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62cm" svg:height="1.243cm" svg:x="3.19cm" svg:y="1.918cm">
          <draw:text-box>
            <text:p><text:span text:style-name="T1">NAV</text:span></text:p>
          </draw:text-box>
        </draw:frame>
        <draw:custom-shape draw:style-name="gr6" draw:text-style-name="P6" xml:id="id3" draw:id="id3" draw:layer="layout" svg:width="2.996cm" svg:height="1.919cm" svg:x="1.393cm" svg:y="4.4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08cm" svg:height="2.046cm" svg:x="1.323cm" svg:y="9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2.996cm" svg:height="1.919cm" svg:x="1.387cm" svg:y="7.22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604cm" svg:height="2.104cm" svg:x="1.676cm" svg:y="4.628cm">
          <draw:text-box>
            <text:p>View Mileage</text:p>
          </draw:text-box>
        </draw:frame>
        <draw:frame draw:style-name="gr9" draw:text-style-name="P7" draw:layer="layout" svg:width="3.049cm" svg:height="1.866cm" svg:x="1.905cm" svg:y="7.306cm">
          <draw:text-box>
            <text:p>View Service</text:p>
          </draw:text-box>
        </draw:frame>
        <draw:frame draw:style-name="gr9" draw:text-style-name="P7" xml:id="id6" draw:id="id6" draw:layer="layout" svg:width="2.652cm" svg:height="1.866cm" svg:x="2.005cm" svg:y="10.146cm">
          <draw:text-box>
            <text:p>Set Up Alerts</text:p>
          </draw:text-box>
        </draw:frame>
        <draw:custom-shape draw:style-name="gr10" draw:text-style-name="P2" xml:id="id1" draw:id="id1" draw:layer="layout" svg:width="1.643cm" svg:height="1.307cm" svg:x="15.232cm" svg:y="1.95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1.884cm" svg:height="1.099cm" svg:x="15.07cm" svg:y="2.341cm">
          <draw:text-box>
            <text:p><text:span text:style-name="T2">Settings</text:span></text:p>
          </draw:text-box>
        </draw:frame>
        <draw:custom-shape draw:style-name="gr12" draw:text-style-name="P9" draw:layer="layout" svg:width="5.874cm" svg:height="2.994cm" svg:x="19.844cm" svg:y="1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xml:id="id2" draw:id="id2" draw:layer="layout" svg:width="4.36cm" svg:height="2.026cm" svg:x="20.77cm" svg:y="1.799cm">
          <draw:text-box>
            <text:p>- App color</text:p>
            <text:p/>
          </draw:text-box>
        </draw:frame>
        <draw:custom-shape draw:style-name="gr14" draw:text-style-name="P6" xml:id="id10" draw:id="id10" draw:layer="layout" svg:width="4.122cm" svg:height="2.879cm" svg:x="1.105cm" svg:y="15.901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573cm" svg:height="2.168cm" svg:x="1.03cm" svg:y="16.764cm">
          <draw:text-box>
            <text:p>Add / Remove Vehicle</text:p>
            <text:p/>
          </draw:text-box>
        </draw:frame>
        <draw:frame draw:style-name="gr16" draw:text-style-name="P7" draw:layer="layout" svg:width="5.92cm" svg:height="1.098cm" svg:x="4.822cm" svg:y="2.042cm">
          <draw:text-box>
            <text:p text:style-name="P10">Car Tracking App</text:p>
          </draw:text-box>
        </draw:frame>
        <draw:custom-shape draw:style-name="gr17" draw:text-style-name="P6" xml:id="id8" draw:id="id8" draw:layer="layout" svg:width="3.13cm" svg:height="2.787cm" svg:x="1.315cm" svg:y="12.58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024cm" svg:height="2.168cm" svg:x="1.468cm" svg:y="13.065cm">
          <draw:text-box>
            <text:p>Add / Remove Service</text:p>
          </draw:text-box>
        </draw:frame>
        <draw:connector draw:style-name="gr19" draw:text-style-name="P11" draw:layer="layout" draw:type="lines" svg:x1="16.875cm" svg:y1="2.606cm" svg:x2="20.77cm" svg:y2="2.812cm" draw:start-shape="id1" draw:start-glue-point="7" draw:end-shape="id2" draw:end-glue-point="3" svg:d="M16875 2606h501l2894 206h500" svg:viewBox="0 0 3896 207">
          <text:p/>
        </draw:connector>
        <draw:frame draw:style-name="gr20" draw:text-style-name="P7" draw:layer="layout" svg:width="4.927cm" svg:height="2.757cm" svg:x="6.303cm" svg:y="5.445cm">
          <draw:text-box>
            <text:p>Table With Car and current Mileage</text:p>
          </draw:text-box>
        </draw:frame>
        <draw:connector draw:style-name="gr21" draw:text-style-name="P11" draw:layer="layout" svg:x1="4.389cm" svg:y1="5.44cm" svg:x2="6.303cm" svg:y2="6.823cm" draw:start-shape="id3" draw:start-glue-point="1" svg:d="M4389 5440h1208v1383h706" svg:viewBox="0 0 1915 1384">
          <text:p/>
        </draw:connector>
        <draw:frame draw:style-name="gr22" draw:text-style-name="P7" xml:id="id5" draw:id="id5" draw:layer="layout" svg:width="3.963cm" svg:height="2.693cm" svg:x="6.032cm" svg:y="7.719cm">
          <draw:text-box>
            <text:p>Table with service and mileage</text:p>
          </draw:text-box>
        </draw:frame>
        <draw:connector draw:style-name="gr23" draw:text-style-name="P11" draw:layer="layout" svg:x1="4.383cm" svg:y1="8.184cm" svg:x2="6.032cm" svg:y2="9.065cm" draw:start-shape="id4" draw:start-glue-point="1" draw:end-shape="id5" draw:end-glue-point="3" svg:d="M4383 8184h825v881h824" svg:viewBox="0 0 1650 882">
          <text:p/>
        </draw:connector>
        <draw:frame draw:style-name="gr24" draw:text-style-name="P7" xml:id="id7" draw:id="id7" draw:layer="layout" svg:width="3.956cm" svg:height="4.085cm" svg:x="5.78cm" svg:y="9.795cm">
          <draw:text-box>
            <text:p>Choose Vehicle, type of service, interval with mileage and time</text:p>
          </draw:text-box>
        </draw:frame>
        <draw:connector draw:style-name="gr25" draw:text-style-name="P11" draw:layer="layout" svg:x1="4.657cm" svg:y1="11.079cm" svg:x2="5.78cm" svg:y2="11.837cm" draw:start-shape="id6" draw:end-shape="id7" draw:end-glue-point="3" svg:d="M4657 11079h562v758h561" svg:viewBox="0 0 1124 759">
          <text:p/>
        </draw:connector>
        <draw:custom-shape draw:style-name="gr26" draw:text-style-name="P12" draw:layer="layout" svg:width="6.118cm" svg:height="1.62cm" svg:x="10.707cm" svg:y="8.607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6.223cm" svg:height="1.092cm" svg:x="10.717cm" svg:y="9.025cm">
          <draw:text-box>
            <text:p>Drop Down Select Car</text:p>
          </draw:text-box>
        </draw:frame>
        <draw:custom-shape draw:style-name="gr28" draw:text-style-name="P12" draw:layer="layout" svg:width="6.091cm" svg:height="1.672cm" svg:x="10.801cm" svg:y="13.933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5.955cm" svg:height="1.728cm" svg:x="10.92cm" svg:y="14.335cm">
          <draw:text-box>
            <text:p>Entry Box Mileage</text:p>
          </draw:text-box>
        </draw:frame>
        <draw:frame draw:style-name="gr16" draw:text-style-name="P7" draw:layer="layout" svg:width="4.602cm" svg:height="1.098cm" svg:x="11.696cm" svg:y="6.812cm">
          <draw:text-box>
            <text:p>Home Screen</text:p>
          </draw:text-box>
        </draw:frame>
        <draw:custom-shape draw:style-name="gr30" draw:text-style-name="P12" draw:layer="layout" svg:width="6.688cm" svg:height="1.592cm" svg:x="10.504cm" svg:y="10.84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6.144cm" svg:height="1.098cm" svg:x="10.79cm" svg:y="11.16cm">
          <draw:text-box>
            <text:p>Drop Down Service</text:p>
          </draw:text-box>
        </draw:frame>
        <draw:frame draw:style-name="gr31" draw:text-style-name="P7" xml:id="id9" draw:id="id9" draw:layer="layout" svg:width="3.566cm" svg:height="2.244cm" svg:x="5.871cm" svg:y="14.035cm">
          <draw:text-box>
            <text:p>Add to list or remove</text:p>
          </draw:text-box>
        </draw:frame>
        <draw:connector draw:style-name="gr32" draw:text-style-name="P11" draw:layer="layout" svg:x1="4.445cm" svg:y1="13.978cm" svg:x2="5.871cm" svg:y2="15.157cm" draw:start-shape="id8" draw:start-glue-point="1" draw:end-shape="id9" draw:end-glue-point="3" svg:d="M4445 13978h714v1179h712" svg:viewBox="0 0 1427 1180">
          <text:p/>
        </draw:connector>
        <draw:frame draw:style-name="gr31" draw:text-style-name="P7" xml:id="id11" draw:id="id11" draw:layer="layout" svg:width="3.566cm" svg:height="2.244cm" svg:x="6.071cm" svg:y="16.435cm">
          <draw:text-box>
            <text:p>Add to list or remove</text:p>
          </draw:text-box>
        </draw:frame>
        <draw:connector draw:style-name="gr33" draw:text-style-name="P11" draw:layer="layout" svg:x1="5.227cm" svg:y1="17.34cm" svg:x2="6.071cm" svg:y2="17.557cm" draw:start-shape="id10" draw:start-glue-point="1" draw:end-shape="id11" draw:end-glue-point="3" svg:d="M5227 17340h423v217h421" svg:viewBox="0 0 845 218">
          <text:p/>
        </draw:connector>
        <draw:frame draw:style-name="gr34" draw:text-style-name="P7" draw:layer="layout" svg:width="2.475cm" svg:height="1.236cm" svg:x="12.428cm" svg:y="18.464cm">
          <draw:text-box>
            <text:p>Send I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1.2$Linux_X86_64 LibreOffice_project/cc6b8db56a76e2bea948a6f20aa5bb553d39490d</meta:generator>
    <dc:date>2023-08-12T13:29:12.419494969</dc:date>
    <meta:editing-duration>PT17M7S</meta:editing-duration>
    <meta:editing-cycles>28</meta:editing-cycles>
    <meta:document-statistic meta:object-count="39"/>
  </office:meta>
</office:document-meta>
</file>